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8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Hitesh S</text:p>
          </table:table-cell>
          <table:table-cell office:value-type="float" office:value="9611357283" calcext:value-type="float">
            <text:p>9611357283</text:p>
          </table:table-cell>
        </table:table-row>
        <table:table-row table:style-name="ro1">
          <table:table-cell office:value-type="string" calcext:value-type="string">
            <text:p>K Rajath Bhatt</text:p>
          </table:table-cell>
          <table:table-cell office:value-type="float" office:value="8762161892" calcext:value-type="float">
            <text:p>8762161892</text:p>
          </table:table-cell>
        </table:table-row>
        <table:table-row table:style-name="ro1">
          <table:table-cell office:value-type="string" calcext:value-type="string">
            <text:p>Shantanu Sampath</text:p>
          </table:table-cell>
          <table:table-cell office:value-type="float" office:value="8951662725" calcext:value-type="float">
            <text:p>8951662725</text:p>
          </table:table-cell>
        </table:table-row>
        <table:table-row table:style-name="ro1">
          <table:table-cell office:value-type="string" calcext:value-type="string">
            <text:p>Arvind</text:p>
          </table:table-cell>
          <table:table-cell office:value-type="float" office:value="9789062906" calcext:value-type="float">
            <text:p>9789062906</text:p>
          </table:table-cell>
        </table:table-row>
        <table:table-row table:style-name="ro1">
          <table:table-cell office:value-type="string" calcext:value-type="string">
            <text:p>Lavanya G</text:p>
          </table:table-cell>
          <table:table-cell office:value-type="float" office:value="9483566831" calcext:value-type="float">
            <text:p>9483566831</text:p>
          </table:table-cell>
        </table:table-row>
        <table:table-row table:style-name="ro1">
          <table:table-cell office:value-type="string" calcext:value-type="string">
            <text:p>Divyasree D Pai T</text:p>
          </table:table-cell>
          <table:table-cell office:value-type="float" office:value="9483207005" calcext:value-type="float">
            <text:p>9483207005</text:p>
          </table:table-cell>
        </table:table-row>
        <table:table-row table:style-name="ro1">
          <table:table-cell office:value-type="string" calcext:value-type="string">
            <text:p>Vignesh M</text:p>
          </table:table-cell>
          <table:table-cell office:value-type="float" office:value="8197949393" calcext:value-type="float">
            <text:p>8197949393</text:p>
          </table:table-cell>
        </table:table-row>
        <table:table-row table:style-name="ro1">
          <table:table-cell office:value-type="string" calcext:value-type="string">
            <text:p>Jayanth Putta</text:p>
          </table:table-cell>
          <table:table-cell office:value-type="float" office:value="9686696772" calcext:value-type="float">
            <text:p>9686696772</text:p>
          </table:table-cell>
        </table:table-row>
        <table:table-row table:style-name="ro1">
          <table:table-cell office:value-type="string" calcext:value-type="string">
            <text:p>Tanvi Girinath</text:p>
          </table:table-cell>
          <table:table-cell office:value-type="float" office:value="9886220066" calcext:value-type="float">
            <text:p>9886220066</text:p>
          </table:table-cell>
        </table:table-row>
        <table:table-row table:style-name="ro1">
          <table:table-cell office:value-type="string" calcext:value-type="string">
            <text:p>Sathwik GS </text:p>
          </table:table-cell>
          <table:table-cell office:value-type="float" office:value="8019320175" calcext:value-type="float">
            <text:p>8019320175</text:p>
          </table:table-cell>
        </table:table-row>
        <table:table-row table:style-name="ro1">
          <table:table-cell office:value-type="string" calcext:value-type="string">
            <text:p>Mansi Joisher</text:p>
          </table:table-cell>
          <table:table-cell office:value-type="float" office:value="9611592550" calcext:value-type="float">
            <text:p>9611592550</text:p>
          </table:table-cell>
        </table:table-row>
        <table:table-row table:style-name="ro1">
          <table:table-cell office:value-type="string" calcext:value-type="string">
            <text:p>Atharva Mhetar</text:p>
          </table:table-cell>
          <table:table-cell office:value-type="float" office:value="7721828383" calcext:value-type="float">
            <text:p>7721828383</text:p>
          </table:table-cell>
        </table:table-row>
        <table:table-row table:style-name="ro1">
          <table:table-cell office:value-type="string" calcext:value-type="string">
            <text:p>Sachin Hebbar</text:p>
          </table:table-cell>
          <table:table-cell office:value-type="float" office:value="9738012838" calcext:value-type="float">
            <text:p>9738012838</text:p>
          </table:table-cell>
        </table:table-row>
        <table:table-row table:style-name="ro1">
          <table:table-cell office:value-type="string" calcext:value-type="string">
            <text:p>Tejas R</text:p>
          </table:table-cell>
          <table:table-cell office:value-type="float" office:value="9845762892" calcext:value-type="float">
            <text:p>9845762892</text:p>
          </table:table-cell>
        </table:table-row>
        <table:table-row table:style-name="ro1">
          <table:table-cell office:value-type="string" calcext:value-type="string">
            <text:p>Jenisha Arlyn DSouza</text:p>
          </table:table-cell>
          <table:table-cell office:value-type="float" office:value="9449115224" calcext:value-type="float">
            <text:p>9449115224</text:p>
          </table:table-cell>
        </table:table-row>
        <table:table-row table:style-name="ro1">
          <table:table-cell office:value-type="string" calcext:value-type="string">
            <text:p>Gautam Manohar Bhat</text:p>
          </table:table-cell>
          <table:table-cell office:value-type="float" office:value="9483761330" calcext:value-type="float">
            <text:p>9483761330</text:p>
          </table:table-cell>
        </table:table-row>
        <table:table-row table:style-name="ro1">
          <table:table-cell office:value-type="string" calcext:value-type="string">
            <text:p>Amruth Nanjangud</text:p>
          </table:table-cell>
          <table:table-cell office:value-type="float" office:value="8197104679" calcext:value-type="float">
            <text:p>8197104679</text:p>
          </table:table-cell>
        </table:table-row>
        <table:table-row table:style-name="ro1">
          <table:table-cell office:value-type="string" calcext:value-type="string">
            <text:p>Nandani Shakshi </text:p>
          </table:table-cell>
          <table:table-cell office:value-type="float" office:value="9071209633" calcext:value-type="float">
            <text:p>9071209633</text:p>
          </table:table-cell>
        </table:table-row>
        <table:table-row table:style-name="ro1">
          <table:table-cell office:value-type="string" calcext:value-type="string">
            <text:p>Madhusudan S</text:p>
          </table:table-cell>
          <table:table-cell office:value-type="float" office:value="9449782469" calcext:value-type="float">
            <text:p>9449782469</text:p>
          </table:table-cell>
        </table:table-row>
        <table:table-row table:style-name="ro1">
          <table:table-cell office:value-type="string" calcext:value-type="string">
            <text:p>Nikhil</text:p>
          </table:table-cell>
          <table:table-cell office:value-type="float" office:value="7760646723" calcext:value-type="float">
            <text:p>7760646723</text:p>
          </table:table-cell>
        </table:table-row>
        <table:table-row table:style-name="ro1">
          <table:table-cell office:value-type="string" calcext:value-type="string">
            <text:p>Josh Pius</text:p>
          </table:table-cell>
          <table:table-cell office:value-type="float" office:value="9686191635" calcext:value-type="float">
            <text:p>9686191635</text:p>
          </table:table-cell>
        </table:table-row>
        <table:table-row table:style-name="ro1">
          <table:table-cell office:value-type="string" calcext:value-type="string">
            <text:p>Avinash</text:p>
          </table:table-cell>
          <table:table-cell office:value-type="float" office:value="9611029577" calcext:value-type="float">
            <text:p>9611029577</text:p>
          </table:table-cell>
        </table:table-row>
        <table:table-row table:style-name="ro1">
          <table:table-cell office:value-type="string" calcext:value-type="string">
            <text:p>Sriya Srinivasan</text:p>
          </table:table-cell>
          <table:table-cell office:value-type="float" office:value="9008819729" calcext:value-type="float">
            <text:p>9008819729</text:p>
          </table:table-cell>
        </table:table-row>
        <table:table-row table:style-name="ro1">
          <table:table-cell office:value-type="string" calcext:value-type="string">
            <text:p>Rahul R</text:p>
          </table:table-cell>
          <table:table-cell office:value-type="float" office:value="7204829217" calcext:value-type="float">
            <text:p>7204829217</text:p>
          </table:table-cell>
        </table:table-row>
        <table:table-row table:style-name="ro1">
          <table:table-cell office:value-type="string" calcext:value-type="string">
            <text:p>Dwijesh Athrey K</text:p>
          </table:table-cell>
          <table:table-cell office:value-type="float" office:value="7019180187" calcext:value-type="float">
            <text:p>7019180187</text:p>
          </table:table-cell>
        </table:table-row>
        <table:table-row table:style-name="ro1">
          <table:table-cell office:value-type="string" calcext:value-type="string">
            <text:p>Aji Sagar Razak</text:p>
          </table:table-cell>
          <table:table-cell office:value-type="float" office:value="9496264595" calcext:value-type="float">
            <text:p>9496264595</text:p>
          </table:table-cell>
        </table:table-row>
        <table:table-row table:style-name="ro1">
          <table:table-cell office:value-type="string" calcext:value-type="string">
            <text:p>Abhinav Pavithran</text:p>
          </table:table-cell>
          <table:table-cell office:value-type="float" office:value="8848779022" calcext:value-type="float">
            <text:p>8848779022</text:p>
          </table:table-cell>
        </table:table-row>
        <table:table-row table:style-name="ro1">
          <table:table-cell office:value-type="string" calcext:value-type="string">
            <text:p>G K K Teja</text:p>
          </table:table-cell>
          <table:table-cell office:value-type="float" office:value="9581680845" calcext:value-type="float">
            <text:p>9581680845</text:p>
          </table:table-cell>
        </table:table-row>
        <table:table-row table:style-name="ro1">
          <table:table-cell office:value-type="string" calcext:value-type="string">
            <text:p>Abhi Kalra</text:p>
          </table:table-cell>
          <table:table-cell office:value-type="float" office:value="7888812058" calcext:value-type="float">
            <text:p>7888812058</text:p>
          </table:table-cell>
        </table:table-row>
        <table:table-row table:style-name="ro1">
          <table:table-cell office:value-type="string" calcext:value-type="string">
            <text:p>Rahul Reji</text:p>
          </table:table-cell>
          <table:table-cell office:value-type="float" office:value="8105843617" calcext:value-type="float">
            <text:p>8105843617</text:p>
          </table:table-cell>
        </table:table-row>
        <table:table-row table:style-name="ro1">
          <table:table-cell office:value-type="string" calcext:value-type="string">
            <text:p>Nikhil Kadam</text:p>
          </table:table-cell>
          <table:table-cell office:value-type="float" office:value="9156573695" calcext:value-type="float">
            <text:p>9156573695</text:p>
          </table:table-cell>
        </table:table-row>
        <table:table-row table:style-name="ro1">
          <table:table-cell office:value-type="string" calcext:value-type="string">
            <text:p>Anirudh kanfade</text:p>
          </table:table-cell>
          <table:table-cell office:value-type="float" office:value="9901075092" calcext:value-type="float">
            <text:p>9901075092</text:p>
          </table:table-cell>
        </table:table-row>
        <table:table-row table:style-name="ro1">
          <table:table-cell office:value-type="string" calcext:value-type="string">
            <text:p>Chaitali Shah</text:p>
          </table:table-cell>
          <table:table-cell office:value-type="float" office:value="9448702573" calcext:value-type="float">
            <text:p>9448702573</text:p>
          </table:table-cell>
        </table:table-row>
        <table:table-row table:style-name="ro1">
          <table:table-cell office:value-type="string" calcext:value-type="string">
            <text:p>Vinay Kumar P</text:p>
          </table:table-cell>
          <table:table-cell office:value-type="float" office:value="9449134597" calcext:value-type="float">
            <text:p>9449134597</text:p>
          </table:table-cell>
        </table:table-row>
        <table:table-row table:style-name="ro1">
          <table:table-cell office:value-type="string" calcext:value-type="string">
            <text:p>Mohanish Barapatre</text:p>
          </table:table-cell>
          <table:table-cell office:value-type="float" office:value="7709230760" calcext:value-type="float">
            <text:p>7709230760</text:p>
          </table:table-cell>
        </table:table-row>
        <table:table-row table:style-name="ro1">
          <table:table-cell office:value-type="string" calcext:value-type="string">
            <text:p>Nithin R</text:p>
          </table:table-cell>
          <table:table-cell office:value-type="float" office:value="6362728875" calcext:value-type="float">
            <text:p>6362728875</text:p>
          </table:table-cell>
        </table:table-row>
        <table:table-row table:style-name="ro1">
          <table:table-cell office:value-type="string" calcext:value-type="string">
            <text:p>Sourav K</text:p>
          </table:table-cell>
          <table:table-cell office:value-type="float" office:value="9400303930" calcext:value-type="float">
            <text:p>9400303930</text:p>
          </table:table-cell>
        </table:table-row>
        <table:table-row table:style-name="ro1">
          <table:table-cell office:value-type="string" calcext:value-type="string">
            <text:p>Shivam Potdar</text:p>
          </table:table-cell>
          <table:table-cell office:value-type="float" office:value="9511893050" calcext:value-type="float">
            <text:p>9511893050</text:p>
          </table:table-cell>
        </table:table-row>
        <table:table-row table:style-name="ro1">
          <table:table-cell office:value-type="string" calcext:value-type="string">
            <text:p>Anusha Misra</text:p>
          </table:table-cell>
          <table:table-cell office:value-type="float" office:value="9686202708" calcext:value-type="float">
            <text:p>9686202708</text:p>
          </table:table-cell>
        </table:table-row>
        <table:table-row table:style-name="ro1" table:number-rows-repeated="1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3:14:29.597987181</meta:creation-date>
    <dc:date>2018-11-03T13:14:47.407663390</dc:date>
    <meta:editing-duration>PT18S</meta:editing-duration>
    <meta:editing-cycles>1</meta:editing-cycles>
    <meta:generator>LibreOffice/6.0.6.2$Linux_X86_64 LibreOffice_project/00m0$Build-2</meta:generator>
    <meta:document-statistic meta:table-count="1" meta:cell-count="80" meta:object-count="0"/>
  </office:meta>
</office:document-meta>
</file>